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Context.invalidateTransform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transform( AffineTransform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setTransform( AffineTransform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Context.ge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translate( int x , int 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Context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raphicContext( AffineTransform defaultDeviceTrans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Context.setClip( Shape cl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Context.getStr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Rendering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addRenderingHints(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etBackground( Color col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Contex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raphicContext( GraphicContext templ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raphicContext.rotate( double th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get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etRenderingHint( RenderingHints . Key hintKey , Object hi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etPaint( Paint pa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phicContext.clip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RenderingHint( RenderingHints . Key hi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etComposite( Composite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hear( double shx , double sh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getP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isTransformStack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setFont( Font fo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Context.setStroke( Strok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ClipB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Context.Graphic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FontRenderCon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aphicContext.translate( double tx , double 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scale( double sx , double s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Context.setColor( Colo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icContext.getCompo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validateTransform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rotate( double theta ,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icContext.setRenderingHints( Map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clip( Shape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icContext.getTransform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icContext.setClip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Context.getCl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